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120000D8510000056012D227B7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Helvetica" svg:font-family="Helvetica, Arial" style:font-family-generic="swiss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714cm"/>
        </style:tab-stops>
      </style:paragraph-properties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officeooo:paragraph-rsid="003a8b29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6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officeooo:paragraph-rsid="0040a776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officeooo:paragraph-rsid="0041d503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8" style:family="paragraph" style:parent-style-name="Standard">
      <style:paragraph-properties fo:margin-left="0cm" fo:margin-right="0cm" fo:orphans="2" fo:widows="2" fo:text-indent="0cm" style:auto-text-indent="false">
        <style:tab-stops/>
      </style:paragraph-properties>
      <style:text-properties style:use-window-font-color="true" style:font-name="Arial" fo:font-size="10pt" fo:language="en" fo:country="GB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9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style:font-name-asian="Times New Roman" style:font-size-asian="10pt" style:language-asian="zxx" style:country-asian="none" style:font-name-complex="Arial" style:font-size-complex="10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orphans="2" fo:widows="2" fo:text-indent="0cm" style:auto-text-indent="false">
        <style:tab-stops/>
      </style:paragraph-properties>
      <style:text-properties style:use-window-font-color="true" style:font-name="Arial" fo:font-size="10pt" fo:language="en" fo:country="GB" style:font-name-asian="Times New Roman" style:font-size-asian="10pt" style:language-asian="zxx" style:country-asian="none" style:font-name-complex="Arial" style:font-size-complex="10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fo:font-weight="bold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>
        <style:tab-stops/>
      </style:paragraph-properties>
      <style:text-properties style:use-window-font-color="true" style:font-name="Arial" fo:font-size="10pt" fo:language="en" fo:country="GB" fo:font-weight="bold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fo:font-weight="bold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1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style:text-underline-style="solid" style:text-underline-width="auto" style:text-underline-color="font-color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style:text-underline-style="none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6" style:family="paragraph" style:parent-style-name="Standard">
      <style:paragraph-properties fo:margin-left="0cm" fo:margin-right="0cm" fo:text-align="center" style:justify-single-word="false" fo:orphans="2" fo:widows="2" fo:text-indent="0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4pt" fo:language="en" fo:country="GB" style:text-underline-style="none" fo:font-weight="bold" style:font-name-asian="Times New Roman" style:font-size-asian="14pt" style:language-asian="zxx" style:country-asian="none" style:font-weight-asian="bold" style:font-name-complex="Arial" style:font-size-complex="14pt" style:language-complex="ar" style:country-complex="SA" style:font-weight-complex="bold"/>
    </style:style>
    <style:style style:name="P1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714cm"/>
        </style:tab-stops>
      </style:paragraph-properties>
      <style:text-properties style:font-name="Arial" fo:font-size="10pt" fo:language="en" fo:country="GB" style:font-size-asian="10pt" style:language-asian="zxx" style:country-asian="none" style:font-size-complex="10pt" style:language-complex="ar" style:country-complex="SA"/>
    </style:style>
    <style:style style:name="P1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714cm"/>
        </style:tab-stops>
      </style:paragraph-properties>
      <style:text-properties style:font-name="Arial" fo:font-size="10pt" fo:language="en" fo:country="GB" style:text-underline-style="none" officeooo:paragraph-rsid="00320a08" style:font-size-asian="10pt" style:language-asian="zxx" style:country-asian="none" style:font-size-complex="10pt" style:language-complex="ar" style:country-complex="SA"/>
    </style:style>
    <style:style style:name="P1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>
        <style:tab-stops/>
      </style:paragraph-properties>
      <style:text-properties style:use-window-font-color="true" style:font-name="Arial" fo:font-size="10pt" fo:language="en" fo:country="GB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21" style:family="paragraph" style:parent-style-name="Standard">
      <style:paragraph-properties fo:margin-left="0.714cm" fo:margin-right="0cm" fo:text-align="start" style:justify-single-word="false" fo:orphans="2" fo:widows="2" fo:text-indent="-0.714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22" style:family="paragraph" style:parent-style-name="Standard">
      <style:paragraph-properties fo:margin-left="0.714cm" fo:margin-right="0cm" fo:text-align="start" style:justify-single-word="false" fo:orphans="2" fo:widows="2" fo:text-indent="-0.714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officeooo:paragraph-rsid="00273ef3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23" style:family="paragraph" style:parent-style-name="Standard">
      <style:paragraph-properties fo:margin-left="0.714cm" fo:margin-right="0cm" fo:orphans="2" fo:widows="2" fo:text-indent="-0.714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24" style:family="paragraph" style:parent-style-name="Standard">
      <style:paragraph-properties fo:margin-left="0.714cm" fo:margin-right="0cm" fo:text-align="justify" style:justify-single-word="false" fo:orphans="2" fo:widows="2" fo:text-indent="-0.714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officeooo:paragraph-rsid="004332d3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25" style:family="paragraph" style:parent-style-name="Standard">
      <style:paragraph-properties fo:margin-left="0.714cm" fo:margin-right="0cm" fo:orphans="2" fo:widows="2" fo:text-indent="-0.714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6" style:family="paragraph" style:parent-style-name="Standard">
      <style:paragraph-properties fo:margin-left="0.714cm" fo:margin-right="0cm" fo:orphans="2" fo:widows="2" fo:text-indent="-0.714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style:text-underline-style="solid" style:text-underline-width="auto" style:text-underline-color="font-color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27" style:family="paragraph" style:parent-style-name="Standard">
      <style:paragraph-properties fo:margin-left="0.714cm" fo:margin-right="0cm" fo:orphans="2" fo:widows="2" fo:text-indent="-0.714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fo:font-weight="bold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28" style:family="paragraph" style:parent-style-name="Text_20_body">
      <style:paragraph-properties fo:margin-left="0.714cm" fo:margin-right="0cm" fo:text-align="start" style:justify-single-word="false" fo:orphans="2" fo:widows="2" fo:text-indent="-0.714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29" style:family="paragraph" style:parent-style-name="Text_20_body">
      <style:paragraph-properties fo:margin-left="0.714cm" fo:margin-right="0cm" fo:text-align="start" style:justify-single-word="false" fo:orphans="2" fo:widows="2" fo:text-indent="-0.714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officeooo:paragraph-rsid="004332d3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30" style:family="paragraph" style:parent-style-name="Text_20_body">
      <style:paragraph-properties fo:margin-left="0.714cm" fo:margin-right="0cm" fo:text-align="start" style:justify-single-word="false" fo:orphans="2" fo:widows="2" fo:text-indent="-0.714cm" style:auto-text-indent="false" fo:break-before="pag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31" style:family="paragraph" style:parent-style-name="Text_20_body" style:master-page-name="Standard">
      <style:paragraph-properties fo:margin-left="0cm" fo:margin-right="0cm" fo:text-align="start" style:justify-single-word="false" fo:orphans="2" fo:widows="2" fo:text-indent="0cm" style:auto-text-indent="false" style:page-number="auto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32" style:family="paragraph" style:parent-style-name="Text_20_body" style:list-style-name="WW8Num3">
      <style:paragraph-properties fo:margin-left="0.714cm" fo:margin-right="0cm" fo:text-align="start" style:justify-single-word="false" fo:orphans="2" fo:widows="2" fo:text-indent="-0.714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33" style:family="paragraph" style:parent-style-name="Text_20_body" style:list-style-name="WW8Num3">
      <style:paragraph-properties fo:margin-left="0.714cm" fo:margin-right="0cm" fo:text-align="start" style:justify-single-word="false" fo:orphans="2" fo:widows="2" fo:text-indent="-0.714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officeooo:paragraph-rsid="004332d3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34" style:family="paragraph" style:parent-style-name="Text_20_body" style:list-style-name="WW8Num2">
      <style:paragraph-properties fo:margin-left="0.714cm" fo:margin-right="0cm" fo:text-align="start" style:justify-single-word="false" fo:orphans="2" fo:widows="2" fo:text-indent="-0.714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35" style:family="paragraph" style:parent-style-name="Standard" style:list-style-name="WW8Num3">
      <style:paragraph-properties fo:margin-left="0.714cm" fo:margin-right="0cm" fo:text-align="start" style:justify-single-word="false" fo:orphans="2" fo:widows="2" fo:text-indent="-0.714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36" style:family="paragraph" style:parent-style-name="Standard" style:list-style-name="WW8Num2">
      <style:paragraph-properties fo:margin-left="0.714cm" fo:margin-right="0cm" fo:orphans="2" fo:widows="2" fo:text-indent="-0.714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37" style:family="paragraph" style:parent-style-name="Standard" style:list-style-name="WW8Num2">
      <style:paragraph-properties fo:margin-left="0.714cm" fo:margin-right="0cm" fo:orphans="2" fo:widows="2" fo:text-indent="-0.714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officeooo:paragraph-rsid="0040a776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38" style:family="paragraph" style:parent-style-name="Standard" style:list-style-name="WW8Num2">
      <style:paragraph-properties fo:margin-left="0.714cm" fo:margin-right="0cm" fo:orphans="2" fo:widows="2" fo:text-indent="-0.714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officeooo:paragraph-rsid="0041d503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39" style:family="paragraph" style:parent-style-name="Standard" style:list-style-name="WW8Num2">
      <style:paragraph-properties fo:margin-left="0.714cm" fo:margin-right="0cm" fo:orphans="2" fo:widows="2" fo:text-indent="-0.714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officeooo:paragraph-rsid="00287710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40" style:family="paragraph" style:parent-style-name="Standard" style:list-style-name="WW8Num2">
      <style:paragraph-properties fo:margin-left="0.714cm" fo:margin-right="0cm" fo:orphans="2" fo:widows="2" fo:text-indent="-0.714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officeooo:paragraph-rsid="00175417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41" style:family="paragraph" style:parent-style-name="Standard" style:list-style-name="WW8Num2">
      <style:paragraph-properties fo:margin-left="0.714cm" fo:margin-right="0cm" fo:orphans="2" fo:widows="2" fo:text-indent="-0.714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officeooo:paragraph-rsid="00438410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42" style:family="paragraph" style:parent-style-name="Standard" style:list-style-name="WW8Num2">
      <style:paragraph-properties fo:margin-left="0.714cm" fo:margin-right="0cm" fo:orphans="2" fo:widows="2" fo:text-indent="-0.714cm" style:auto-text-indent="false">
        <style:tab-stops>
          <style:tab-stop style:position="0.714cm"/>
        </style:tab-stops>
      </style:paragraph-properties>
    </style:style>
    <style:style style:name="P43" style:family="paragraph" style:parent-style-name="Standard" style:list-style-name="WW8Num2">
      <style:paragraph-properties fo:margin-left="0.714cm" fo:margin-right="0cm" fo:orphans="2" fo:widows="2" fo:text-indent="-0.714cm" style:auto-text-indent="false">
        <style:tab-stops>
          <style:tab-stop style:position="0.714cm"/>
        </style:tab-stops>
      </style:paragraph-properties>
      <style:text-properties fo:language="en" fo:country="GB" style:language-asian="zxx" style:country-asian="none" style:language-complex="ar" style:country-complex="SA"/>
    </style:style>
    <style:style style:name="P44" style:family="paragraph" style:parent-style-name="Standard" style:list-style-name="WW8Num2">
      <style:paragraph-properties fo:margin-left="0.714cm" fo:margin-right="0cm" fo:orphans="2" fo:widows="2" fo:text-indent="-0.714cm" style:auto-text-indent="false">
        <style:tab-stops>
          <style:tab-stop style:position="0.714cm"/>
        </style:tab-stops>
      </style:paragraph-properties>
      <style:text-properties style:font-name="Arial" fo:font-size="10pt" fo:language="en" fo:country="GB" style:font-size-asian="10pt" style:language-asian="zxx" style:country-asian="none" style:font-size-complex="10pt" style:language-complex="ar" style:country-complex="SA"/>
    </style:style>
    <style:style style:name="P45" style:family="paragraph" style:parent-style-name="Standard" style:list-style-name="WW8Num2" style:master-page-name="">
      <style:paragraph-properties fo:margin-left="0.714cm" fo:margin-right="0cm" fo:orphans="2" fo:widows="2" fo:text-indent="-0.714cm" style:auto-text-indent="false" style:page-number="auto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officeooo:paragraph-rsid="00175417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46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officeooo:rsid="003ef2dd" officeooo:paragraph-rsid="0041d503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47" style:family="paragraph" style:parent-style-name="Standard" style:list-style-name="WW8Num2">
      <style:paragraph-properties fo:margin-left="0cm" fo:margin-right="0cm" fo:orphans="2" fo:widows="2" fo:text-indent="0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48" style:family="paragraph" style:parent-style-name="Standard" style:list-style-name="WW8Num2">
      <style:paragraph-properties fo:margin-left="0cm" fo:margin-right="0cm" fo:orphans="2" fo:widows="2" fo:text-indent="0cm" style:auto-text-indent="false">
        <style:tab-stops>
          <style:tab-stop style:position="0.714cm"/>
        </style:tab-stops>
      </style:paragraph-properties>
      <style:text-properties style:use-window-font-color="true" style:font-name="Arial" fo:font-size="10pt" fo:language="en" fo:country="GB" officeooo:paragraph-rsid="00175417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" style:family="text">
      <style:text-properties style:use-window-font-color="true" style:font-name="Arial" fo:font-size="10pt" fo:language="en" fo:country="GB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" style:family="text">
      <style:text-properties style:use-window-font-color="true" style:font-name="Arial" fo:font-size="10pt" fo:language="en" fo:country="GB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3" style:family="text">
      <style:text-properties style:use-window-font-color="true" style:font-name="Arial" fo:font-size="10pt" style:font-name-asian="Times New Roman" style:font-size-asian="10pt" style:font-name-complex="Arial" style:font-size-complex="10pt"/>
    </style:style>
    <style:style style:name="T4" style:family="text">
      <style:text-properties style:use-window-font-color="true" style:font-name="Arial" fo:font-size="10pt" fo:background-color="transparent" style:font-name-asian="Times New Roman" style:font-size-asian="10pt" style:font-name-complex="Arial" style:font-size-complex="10pt"/>
    </style:style>
    <style:style style:name="T5" style:family="text">
      <style:text-properties style:use-window-font-color="true" fo:background-color="transparent" style:font-name-asian="Times New Roman" style:font-name-complex="Arial"/>
    </style:style>
    <style:style style:name="T6" style:family="text">
      <style:text-properties style:use-window-font-color="true" fo:background-color="transparent" style:font-name-asian="Helvetica" style:font-name-complex="Helvetica"/>
    </style:style>
    <style:style style:name="T7" style:family="text">
      <style:text-properties style:use-window-font-color="true" officeooo:rsid="000ee307" fo:background-color="transparent" style:font-name-asian="Helvetica" style:font-name-complex="Helvetica"/>
    </style:style>
    <style:style style:name="T8" style:family="text">
      <style:text-properties style:use-window-font-color="true" officeooo:rsid="0010ce67" fo:background-color="transparent" style:font-name-asian="Helvetica" style:font-name-complex="Helvetica"/>
    </style:style>
    <style:style style:name="T9" style:family="text">
      <style:text-properties style:use-window-font-color="true" officeooo:rsid="001f9bb8" fo:background-color="transparent" style:font-name-asian="Helvetica" style:font-name-complex="Helvetica"/>
    </style:style>
    <style:style style:name="T10" style:family="text">
      <style:text-properties style:use-window-font-color="true" officeooo:rsid="0023e47b" fo:background-color="transparent" style:font-name-asian="Helvetica" style:font-name-complex="Helvetica"/>
    </style:style>
    <style:style style:name="T11" style:family="text">
      <style:text-properties style:use-window-font-color="true" officeooo:rsid="0023fef5" fo:background-color="transparent" style:font-name-asian="Helvetica" style:font-name-complex="Helvetica"/>
    </style:style>
    <style:style style:name="T12" style:family="text">
      <style:text-properties style:use-window-font-color="true" officeooo:rsid="002b9929" fo:background-color="transparent" style:font-name-asian="Helvetica" style:font-name-complex="Helvetica"/>
    </style:style>
    <style:style style:name="T13" style:family="text">
      <style:text-properties style:use-window-font-color="true" officeooo:rsid="00320a08" fo:background-color="transparent" style:font-name-asian="Helvetica" style:font-name-complex="Helvetica"/>
    </style:style>
    <style:style style:name="T14" style:family="text">
      <style:text-properties style:use-window-font-color="true" officeooo:rsid="003df44e" fo:background-color="transparent" style:font-name-asian="Helvetica" style:font-name-complex="Helvetica"/>
    </style:style>
    <style:style style:name="T15" style:family="text">
      <style:text-properties style:use-window-font-color="true" officeooo:rsid="0044d9ff" fo:background-color="transparent" style:font-name-asian="Helvetica" style:font-name-complex="Helvetica"/>
    </style:style>
    <style:style style:name="T16" style:family="text">
      <style:text-properties style:use-window-font-color="true" style:font-name-asian="Times New Roman" style:font-name-complex="Arial"/>
    </style:style>
    <style:style style:name="T17" style:family="text">
      <style:text-properties style:use-window-font-color="true" style:text-underline-style="none" style:font-name-asian="Times New Roman" style:font-name-complex="Arial"/>
    </style:style>
    <style:style style:name="T18" style:family="text">
      <style:text-properties fo:color="#000000" style:font-name="Arial" fo:font-size="10pt" fo:language="en" fo:country="GB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9" style:family="text">
      <style:text-properties fo:color="#008000" style:font-name="Arial" fo:font-size="10pt" fo:language="en" fo:country="GB" style:text-underline-style="none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106215"/>
    </style:style>
    <style:style style:name="T22" style:family="text">
      <style:text-properties officeooo:rsid="00175417"/>
    </style:style>
    <style:style style:name="T23" style:family="text">
      <style:text-properties officeooo:rsid="00190395"/>
    </style:style>
    <style:style style:name="T24" style:family="text">
      <style:text-properties officeooo:rsid="00197219"/>
    </style:style>
    <style:style style:name="T25" style:family="text">
      <style:text-properties officeooo:rsid="001c0314"/>
    </style:style>
    <style:style style:name="T26" style:family="text">
      <style:text-properties officeooo:rsid="00273ef3"/>
    </style:style>
    <style:style style:name="T27" style:family="text">
      <style:text-properties officeooo:rsid="00287710"/>
    </style:style>
    <style:style style:name="T28" style:family="text">
      <style:text-properties officeooo:rsid="002a6898"/>
    </style:style>
    <style:style style:name="T29" style:family="text">
      <style:text-properties officeooo:rsid="002f1910"/>
    </style:style>
    <style:style style:name="T30" style:family="text">
      <style:text-properties officeooo:rsid="00354abd"/>
    </style:style>
    <style:style style:name="T31" style:family="text">
      <style:text-properties style:text-underline-style="none" fo:background-color="transparent" style:font-name-asian="Helvetica" style:font-name-complex="Helvetica"/>
    </style:style>
    <style:style style:name="T32" style:family="text">
      <style:text-properties style:text-underline-style="none" officeooo:rsid="00319a36" fo:background-color="transparent" style:font-name-asian="Helvetica" style:font-name-complex="Helvetica"/>
    </style:style>
    <style:style style:name="T33" style:family="text">
      <style:text-properties style:text-underline-style="none" officeooo:rsid="001f9bb8" fo:background-color="transparent" style:font-name-asian="Helvetica" style:font-name-complex="Helvetica"/>
    </style:style>
    <style:style style:name="T34" style:family="text">
      <style:text-properties style:text-underline-style="none" officeooo:rsid="002d2a12" fo:background-color="transparent" style:font-name-asian="Helvetica" style:font-name-complex="Helvetica"/>
    </style:style>
    <style:style style:name="T35" style:family="text">
      <style:text-properties style:text-underline-style="none" officeooo:rsid="00455bf9" fo:background-color="transparent" style:font-name-asian="Helvetica" style:font-name-complex="Helvetica"/>
    </style:style>
    <style:style style:name="T36" style:family="text">
      <style:text-properties officeooo:rsid="0039e0ff"/>
    </style:style>
    <style:style style:name="T37" style:family="text">
      <style:text-properties officeooo:rsid="003a8b29"/>
    </style:style>
    <style:style style:name="T38" style:family="text">
      <style:text-properties officeooo:rsid="003c5407"/>
    </style:style>
    <style:style style:name="T39" style:family="text">
      <style:text-properties officeooo:rsid="003ef2dd"/>
    </style:style>
    <style:style style:name="T40" style:family="text">
      <style:text-properties officeooo:rsid="0040a776"/>
    </style:style>
    <style:style style:name="T41" style:family="text">
      <style:text-properties officeooo:rsid="0041d503"/>
    </style:style>
    <style:style style:name="T42" style:family="text">
      <style:text-properties officeooo:rsid="004332d3"/>
    </style:style>
    <style:style style:name="T43" style:family="text">
      <style:text-properties officeooo:rsid="00438410"/>
    </style:style>
    <style:style style:name="fr1" style:family="graphic" style:parent-style-name="Graphics">
      <style:graphic-properties fo:margin-left="0cm" fo:margin-right="0cm" style:vertical-pos="top" style:vertical-rel="baseline" fo:background-color="#aca89a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gráficos1" text:anchor-type="as-char" svg:width="16.501cm" svg:height="0.041cm" draw:z-index="0"><draw:image xlink:href="Pictures/200000120000D8510000056012D227B7.wmf" xlink:type="simple" xlink:show="embed" xlink:actuate="onLoad"/></draw:frame></text:p>
      <text:p text:style-name="P2"/>
      <text:p text:style-name="P16">NIKI SEHMI</text:p>
      <text:p text:style-name="P2"/>
      <text:p text:style-name="P19">I am an interactive developer with 1<text:span text:style-name="T38">4</text:span> years experience creating websites, games, <text:span text:style-name="T24">and </text:span>3D. The range of skills I have learned make me flexible enough to contribute to many aspects of the production process, especially focussing upon ActionScript <text:span text:style-name="T29">and</text:span> <text:span text:style-name="T21">JavaScript</text:span>. Throughout my career I have delivered lessons and individual tutorials in programming, website construction, video processes and animation.</text:p>
      <text:p text:style-name="P3"/>
      <text:p text:style-name="P20"><draw:frame draw:style-name="fr1" draw:name="gráficos2" text:anchor-type="as-char" svg:width="16.501cm" svg:height="0.041cm" draw:z-index="1"><draw:image xlink:href="Pictures/200000120000D8510000056012D227B7.wmf" xlink:type="simple" xlink:show="embed" xlink:actuate="onLoad"/></draw:frame></text:p>
      <text:p text:style-name="P11">WEBSITE</text:p>
      <text:p text:style-name="P4"/>
      <text:p text:style-name="P1"><text:a xlink:type="simple" xlink:href="http://www.nikart.co.uk/"><text:span text:style-name="Internet_20_link"><text:span text:style-name="T19">www.nikart.co.uk</text:span></text:span></text:a></text:p>
      <text:p text:style-name="P3"/>
      <text:p text:style-name="P20"><draw:frame draw:style-name="fr1" draw:name="gráficos4" text:anchor-type="as-char" svg:width="16.501cm" svg:height="0.041cm" draw:z-index="4"><draw:image xlink:href="Pictures/200000120000D8510000056012D227B7.wmf" xlink:type="simple" xlink:show="embed" xlink:actuate="onLoad"/></draw:frame></text:p>
      <text:p text:style-name="P11">PROGRAMMING</text:p>
      <text:p text:style-name="P14"/>
      <text:p text:style-name="P17"><text:span text:style-name="T5">ActionScript 3</text:span><text:span text:style-name="T6">,</text:span><text:span text:style-name="T5"> </text:span><text:span text:style-name="T6">JavaScript, HTML</text:span><text:span text:style-name="T8">5</text:span><text:span text:style-name="T6">, CSS, </text:span><text:span text:style-name="T10">Sass</text:span><text:span text:style-name="T6">, </text:span><text:span text:style-name="T12">Node.js, </text:span><text:span text:style-name="T6">PHP, MySQL, </text:span><text:span text:style-name="T12">XML, JSON, </text:span><text:span text:style-name="T15">Python</text:span><text:span text:style-name="T16">.</text:span></text:p>
      <text:p text:style-name="P3"/>
      <text:p text:style-name="P20"><draw:frame draw:style-name="fr1" draw:name="graphics1" text:anchor-type="as-char" svg:width="16.501cm" svg:height="0.041cm" draw:z-index="5"><draw:image xlink:href="Pictures/200000120000D8510000056012D227B7.wmf" xlink:type="simple" xlink:show="embed" xlink:actuate="onLoad"/></draw:frame></text:p>
      <text:p text:style-name="P11">FRAMEWORKS &amp; LIBRARIES</text:p>
      <text:p text:style-name="P14"/>
      <text:p text:style-name="P18"><text:span text:style-name="T7">Backbone.js, </text:span><text:span text:style-name="T13">Underscore.js</text:span><text:span text:style-name="T7">, jQuery, </text:span><text:span text:style-name="T9">RequireJS</text:span><text:span text:style-name="T5">, </text:span><text:span text:style-name="T6">Away3D</text:span><text:span text:style-name="T9">, </text:span><text:span text:style-name="T14">Bootstrap, </text:span><text:span text:style-name="T15">Express</text:span><text:span text:style-name="T6">, Robotlegs, GreenSock, Facebook API, </text:span><text:span text:style-name="T5">WordPress</text:span><text:span text:style-name="T6">, SCORM, AIR apps for Android &amp; iOS, </text:span><text:span text:style-name="T11">Box2D</text:span><text:span text:style-name="T6">, Augmented Reality, </text:span><text:span text:style-name="T15">Django</text:span><text:span text:style-name="T16">.</text:span></text:p>
      <text:p text:style-name="P15"/>
      <text:p text:style-name="P20"><draw:frame draw:style-name="fr1" draw:name="gráficos3" text:anchor-type="as-char" svg:width="16.501cm" svg:height="0.041cm" draw:z-index="6"><draw:image xlink:href="Pictures/200000120000D8510000056012D227B7.wmf" xlink:type="simple" xlink:show="embed" xlink:actuate="onLoad"/></draw:frame></text:p>
      <text:p text:style-name="P11">SOFTWARE</text:p>
      <text:p text:style-name="P9"/>
      <text:p text:style-name="P5">IntelliJ IDEA, Flash, Photoshop, Blender, <text:span text:style-name="T32">Git</text:span><text:span text:style-name="T28">,</text:span><text:span text:style-name="T30"> </text:span><text:span text:style-name="T37">Cloud Computing</text:span><text:span text:style-name="T30"> </text:span><text:span text:style-name="T36">(Heroku, AppFog, </text:span><text:span text:style-name="T37">AWS</text:span><text:span text:style-name="T36">, Nodejitsu)</text:span><text:span text:style-name="T33">, </text:span><text:span text:style-name="T34">Grunt, </text:span><text:span text:style-name="T35">Bower</text:span><text:span text:style-name="T36">, </text:span><text:span text:style-name="T28">LAMP</text:span>, Eclipse, Flash Develop<text:span text:style-name="T31">, </text:span>3DS Max, Illustrator, After Effects.</text:p>
      <text:p text:style-name="P20"/>
      <text:p text:style-name="P20"><draw:frame draw:style-name="fr1" draw:name="gráficos7" text:anchor-type="as-char" svg:width="16.501cm" svg:height="0.041cm" draw:z-index="2"><draw:image xlink:href="Pictures/200000120000D8510000056012D227B7.wmf" xlink:type="simple" xlink:show="embed" xlink:actuate="onLoad"/></draw:frame></text:p>
      <text:p text:style-name="P13">EDUCATION</text:p>
      <text:p text:style-name="P24"/>
      <text:list xml:id="list8908602141699399705" text:style-name="WW8Num3">
        <text:list-item>
          <text:p text:style-name="P33"><text:span text:style-name="T42">Node.js &amp; Python</text:span> course. 20<text:span text:style-name="T42">13</text:span>.</text:p>
        </text:list-item>
      </text:list>
      <text:p text:style-name="P29"><text:tab/><text:span text:style-name="T42">Mejorando.la.</text:span> <text:span text:style-name="T42">Bogotá</text:span>.</text:p>
      <text:p text:style-name="P24"/>
      <text:list xml:id="list1265824346" text:continue-numbering="true" text:style-name="WW8Num3">
        <text:list-item>
          <text:p text:style-name="P33">Away3D &amp; Papervision3D course. 2008.</text:p>
        </text:list-item>
      </text:list>
      <text:p text:style-name="P29"><text:tab/>London Flash Platform User Group. London.</text:p>
      <text:p text:style-name="P29"/>
      <text:list xml:id="list1472413035" text:continue-numbering="true" text:style-name="WW8Num3">
        <text:list-item>
          <text:p text:style-name="P32">MA Fine Art. 1998-2000.</text:p>
        </text:list-item>
      </text:list>
      <text:p text:style-name="P28"><text:tab/>Central St Martins College of Art &amp; Design. London.</text:p>
      <text:p text:style-name="P28"><text:tab/>Specialisation in video, installation &amp; digital art.</text:p>
      <text:p text:style-name="P28"/>
      <text:list xml:id="list1127451859" text:continue-numbering="true" text:style-name="WW8Num3">
        <text:list-item>
          <text:p text:style-name="P32">HTML, Photoshop &amp; Premiere courses. 1999-2000.</text:p>
        </text:list-item>
      </text:list>
      <text:p text:style-name="P28"><text:tab/>TS2k &amp; Hackney College. London.</text:p>
      <text:p text:style-name="P21"/>
      <text:list xml:id="list1570813727" text:continue-numbering="true" text:style-name="WW8Num3">
        <text:list-item>
          <text:p text:style-name="P35">BA (Hons) Fine Art: 2-1. 1995-98.</text:p>
        </text:list-item>
      </text:list>
      <text:p text:style-name="P21"><text:tab/>Staffordshire University. Stoke on Trent.</text:p>
      <text:p text:style-name="P21"><text:tab/>Specialisation in video &amp; installation.</text:p>
      <text:p text:style-name="P21"/>
      <text:list xml:id="list1385474113" text:continue-numbering="true" text:style-name="WW8Num3">
        <text:list-item>
          <text:p text:style-name="P35">Foundation in Art &amp; Design: Distinction. 1994-95.</text:p>
        </text:list-item>
      </text:list>
      <text:p text:style-name="P21"><text:tab/>Surrey Institute of Art &amp; Design. Farnham.</text:p>
      <text:p text:style-name="P21"><text:tab/>Specialisation in sculpture, drawing &amp; painting.</text:p>
      <text:p text:style-name="P21"/>
      <text:list xml:id="list233869765" text:continue-numbering="true" text:style-name="WW8Num3">
        <text:list-item>
          <text:p text:style-name="P35">A-levels - Art: A, Physics: B, Mathematics: C. 1992-94.</text:p>
        </text:list-item>
      </text:list>
      <text:p text:style-name="P21"><text:tab/>France Hill Sixth Form. Camberley.</text:p>
      <text:p text:style-name="P15"/>
      <text:p text:style-name="P20"><draw:frame draw:style-name="fr1" draw:name="gráficos6" text:anchor-type="as-char" svg:width="16.501cm" svg:height="0.041cm" draw:z-index="7"><draw:image xlink:href="Pictures/200000120000D8510000056012D227B7.wmf" xlink:type="simple" xlink:show="embed" xlink:actuate="onLoad"/></draw:frame></text:p>
      <text:p text:style-name="P11">LANGUAGES</text:p>
      <text:p text:style-name="P4"/>
      <text:p text:style-name="P22">English: native, Spanish: <text:span text:style-name="T26">Professional working proficiency</text:span>.</text:p>
      <text:p text:style-name="P23"/>
      <text:p text:style-name="P28"><draw:frame draw:style-name="fr1" draw:name="gráficos9" text:anchor-type="as-char" svg:width="16.501cm" svg:height="0.041cm" draw:z-index="8"><draw:image xlink:href="Pictures/200000120000D8510000056012D227B7.wmf" xlink:type="simple" xlink:show="embed" xlink:actuate="onLoad"/></draw:frame></text:p>
      <text:p text:style-name="P12">INTERESTS</text:p>
      <text:p text:style-name="P10"/>
      <text:p text:style-name="P8">Travelling, Art installations, Music, Cooking, Cycling, Photography, Video art, Live role-playing, Fantasy gaming, Computer games.</text:p>
      <text:p text:style-name="P30"><draw:frame draw:style-name="fr1" draw:name="gráficos8" text:anchor-type="as-char" svg:width="16.501cm" svg:height="0.041cm" draw:z-index="3"><draw:image xlink:href="Pictures/200000120000D8510000056012D227B7.wmf" xlink:type="simple" xlink:show="embed" xlink:actuate="onLoad"/></draw:frame></text:p>
      <text:p text:style-name="P27">EXPERIENCE (SELECTED)</text:p>
      <text:p text:style-name="P6"/>
      <text:list xml:id="list2599330230469778553" text:style-name="WW8Num2">
        <text:list-item>
          <text:p text:style-name="P37"><text:span text:style-name="T39">Mathematics for kids</text:span><text:span text:style-name="T25">. </text:span><text:span text:style-name="T39">Bogotá</text:span><text:span text:style-name="T25">. 2013. </text:span><text:span text:style-name="T40">Responsive </text:span><text:span text:style-name="T39">JavaScript e-learning game </text:span><text:span text:style-name="T40">using</text:span><text:span text:style-name="T39"> Backbone.js</text:span><text:span text:style-name="T25">.</text:span></text:p>
        </text:list-item>
      </text:list>
      <text:p text:style-name="P7"/>
      <text:list xml:id="list489703340" text:continue-numbering="true" text:style-name="WW8Num2">
        <text:list-item>
          <text:p text:style-name="P38"><text:span text:style-name="T40">Vera Neubauer</text:span><text:span text:style-name="T25">. </text:span><text:span text:style-name="T40">London</text:span><text:span text:style-name="T25">. 2013. </text:span><text:span text:style-name="T40">Responsive HTML5 website using</text:span><text:span text:style-name="T39"> </text:span><text:span text:style-name="T40">Bootstrap &amp; jPlayer</text:span><text:span text:style-name="T25">.</text:span></text:p>
        </text:list-item>
      </text:list>
      <text:p text:style-name="P7"/>
      <text:list xml:id="list1022337071" text:continue-numbering="true" text:style-name="WW8Num2">
        <text:list-item>
          <text:p text:style-name="P38"><text:span text:style-name="T41">Lostmy.name</text:span><text:span text:style-name="T25">. </text:span><text:span text:style-name="T40">London</text:span><text:span text:style-name="T25">. 2013. </text:span><text:span text:style-name="T41">3D Facebook sharing widget</text:span><text:span text:style-name="T25">.</text:span></text:p>
        </text:list-item>
      </text:list>
      <text:p text:style-name="P46"/>
      <text:list xml:id="list138129645" text:continue-numbering="true" text:style-name="WW8Num2">
        <text:list-item>
          <text:p text:style-name="P39"><text:span text:style-name="T25">Contracts for Sectorlight, Redsofa, Kandi, Gravity Thinking, Tangible &amp; Mind Gym. London. 2012-13. Front end development, HTML emails, AS3 banners</text:span><text:span text:style-name="T27">, Flash to HTML5 canvas</text:span><text:span text:style-name="T25">.</text:span></text:p>
          <text:p text:style-name="P48"/>
        </text:list-item>
        <text:list-item>
          <text:p text:style-name="P40">Acknowledgement. London. 2010-12.<text:span text:style-name="T22"> Banners for giffgaff.</text:span> Avis games in multiple languages including World cup quiz &amp; Facebook integration. Animation system for HTC.</text:p>
          <text:p text:style-name="P47"/>
        </text:list-item>
        <text:list-item>
          <text:p text:style-name="P45">Crearmedia. Bogotá, Colombia. 2011-12. E-learning applications that load &amp; save data on multiple SCORM platforms <text:span text:style-name="T22">with flexible</text:span> XML parameters. Multi level isometric city construction quiz. Top down car driving quiz with physics. Snakes and ladders quiz with multi players.<text:span text:style-name="T22"> AS3 templates. Animation tools for designers.</text:span> PHP/<text:span text:style-name="T23">CSS</text:span> structure for <text:span text:style-name="T22">e-learning</text:span> platforms.</text:p>
        </text:list-item>
      </text:list>
      <text:p text:style-name="P23"/>
      <text:list xml:id="list1998241750" text:continue-numbering="true" text:style-name="WW8Num2">
        <text:list-item>
          <text:p text:style-name="P36">Brandcasting. London. 2011-12. UrbanExplorer MegaZine book integrating with Campaign Monitor.</text:p>
          <text:p text:style-name="P47"/>
        </text:list-item>
        <text:list-item>
          <text:p text:style-name="P36">Sky. London. 2011. Microsite for Terra Nova TV series. 3D, video, interactive landscape, tweets.</text:p>
        </text:list-item>
      </text:list>
      <text:p text:style-name="P23"/>
      <text:list xml:id="list1835457459" text:continue-numbering="true" text:style-name="WW8Num2">
        <text:list-item>
          <text:p text:style-name="P36">Karmarama. London. 2010-11. Facebook festival games. Bestival match 3 &amp; Reading vs Leeds with prizes. Security to prevent cheating. Clients include Gaymers, Nintendo &amp; Betfair.</text:p>
        </text:list-item>
      </text:list>
      <text:p text:style-name="P23"/>
      <text:list xml:id="list1814044900" text:continue-numbering="true" text:style-name="WW8Num2">
        <text:list-item>
          <text:p text:style-name="P42"><text:span text:style-name="T1">Darma. Bogotá, Colombia. 2011. WordPress site, custom theme</text:span><text:span text:style-name="T2">, HTML, CSS, JavaScript, PHP</text:span><text:span text:style-name="T1">.</text:span></text:p>
          <text:p text:style-name="P47"/>
        </text:list-item>
        <text:list-item>
          <text:p text:style-name="P36">Away Media &amp; Acknowledgement. London. 2010. Away3D animated heart using Augmented Reality.</text:p>
          <text:p text:style-name="P47"/>
        </text:list-item>
        <text:list-item>
          <text:p text:style-name="P43"><text:span text:style-name="T3">Aracil. USA, Switzerland, Vietnam. 2005-10. </text:span><text:span text:style-name="T4">WordPress bowling site &amp; PayPal integration of the Silk Fang website, PHP, HTML, CSS &amp; JavaScript. </text:span><text:span text:style-name="T3">The Althorp Living History furniture website.</text:span></text:p>
        </text:list-item>
      </text:list>
      <text:p text:style-name="P23"/>
      <text:list xml:id="list562934836" text:continue-numbering="true" text:style-name="WW8Num2">
        <text:list-item>
          <text:p text:style-name="P43"><text:span text:style-name="T3">Six</text:span><text:span text:style-name="T4"> &amp; Duffy Design Concepts. London. </text:span><text:span text:style-name="T3">2002</text:span><text:span text:style-name="T4">-10. PHP for a photographic shopping cart. </text:span><text:span text:style-name="T3">3DS Max animation for KEF. Microsites with video streaming. Showreel, e-learning &amp; corporate cd-roms.</text:span></text:p>
        </text:list-item>
      </text:list>
      <text:p text:style-name="P23"/>
      <text:list xml:id="list1315960612" text:continue-numbering="true" text:style-name="WW8Num2">
        <text:list-item>
          <text:p text:style-name="P41">LondonTown.com <text:span text:style-name="T43">&amp; Notion Digital</text:span>. London. 2007<text:span text:style-name="T43">-10</text:span>. <text:span text:style-name="T43">A</text:span>nimation projects <text:span text:style-name="T43">including</text:span> <text:span text:style-name="T43">Platinum &amp; CharacterLab websites.</text:span></text:p>
        </text:list-item>
      </text:list>
      <text:p text:style-name="P23"/>
      <text:list xml:id="list151562426" text:continue-numbering="true" text:style-name="WW8Num2">
        <text:list-item>
          <text:p text:style-name="P36"><text:span text:style-name="T20">Fundación Tiempo de Juego</text:span>. Soacha, Colombia. 2009. Teaching children animation &amp; programming.</text:p>
        </text:list-item>
      </text:list>
      <text:p text:style-name="P26"/>
      <text:list xml:id="list129725435" text:continue-numbering="true" text:style-name="WW8Num2">
        <text:list-item>
          <text:p text:style-name="P44"><text:span text:style-name="T16">The Web Well. London. 2007-08. Microsites </text:span><text:span text:style-name="T17">with</text:span><text:span text:style-name="T16"> CMSs including Zubi, Bestival &amp; Claro.</text:span></text:p>
        </text:list-item>
      </text:list>
      <text:p text:style-name="P23"/>
      <text:list xml:id="list335121335" text:continue-numbering="true" text:style-name="WW8Num2">
        <text:list-item>
          <text:p text:style-name="P36">Joshua G2. London. 2008. James Bond Heineken site with localisation &amp; countdown timer.</text:p>
        </text:list-item>
      </text:list>
      <text:p text:style-name="P26"/>
      <text:list xml:id="list1417791906" text:continue-numbering="true" text:style-name="WW8Num2">
        <text:list-item>
          <text:p text:style-name="P36">Vidzone. London. 2008. Development for their music video streaming site.</text:p>
        </text:list-item>
      </text:list>
      <text:p text:style-name="P4"/>
      <text:list xml:id="list85654025" text:continue-numbering="true" text:style-name="WW8Num2">
        <text:list-item>
          <text:p text:style-name="P36">Haygarth. London. 2006-08. Particle system <text:span text:style-name="T43">&amp; data feed for</text:span> 118 118. <text:span text:style-name="T43">C</text:span>lients include Nokia &amp; Gillette.</text:p>
        </text:list-item>
      </text:list>
      <text:p text:style-name="P4"/>
      <text:list xml:id="list508791680" text:continue-numbering="true" text:style-name="WW8Num2">
        <text:list-item>
          <text:p text:style-name="P36">BigKid. London. 2008. Websites including Sears, Jam, The Week &amp; The Bookseller.</text:p>
        </text:list-item>
      </text:list>
      <text:p text:style-name="P23"/>
      <text:list xml:id="list1865004048" text:continue-numbering="true" text:style-name="WW8Num2">
        <text:list-item>
          <text:p text:style-name="P36">Radical Departures. London. 2003-07. Multi-lingual e-learning healthcare cd-roms. Clients include Solvay, AstraZeneca, Yamanouchi, Pfizer &amp; Roche.</text:p>
        </text:list-item>
      </text:list>
      <text:p text:style-name="P25"/>
      <text:list xml:id="list187360119" text:continue-numbering="true" text:style-name="WW8Num2">
        <text:list-item>
          <text:p text:style-name="P36">Dare Digital. London. 2005. Video <text:span text:style-name="T43">matching</text:span> game.<text:span text:style-name="T43"> Banners for</text:span> Sony Ericsson, Vodafone &amp; Barclays.</text:p>
        </text:list-item>
      </text:list>
      <text:p text:style-name="P23"/>
      <text:list xml:id="list486130526" text:continue-numbering="true" text:style-name="WW8Num2">
        <text:list-item>
          <text:p text:style-name="P34">Animatter. Whitstable, UK. 2002-04. Multilingual cd-rom to create CVs for people with learning difficulties featuring cartoons &amp; games. Poetry Society cd-rom for schools.</text:p>
        </text:list-item>
      </text:list>
      <text:p text:style-name="P26"/>
      <text:list xml:id="list1103594289" text:continue-numbering="true" text:style-name="WW8Num2">
        <text:list-item>
          <text:p text:style-name="P42"><text:span text:style-name="T1">Codeface. London. 2001-03. Whiplash game for Wacom. BBC e-learning games. Websites including The London Drug &amp; Alcohol Network</text:span><text:span text:style-name="body1"><text:span text:style-name="T18">.</text:span></text:span></text:p>
        </text:list-item>
      </text:list>
      <text:p text:style-name="P23"/>
      <text:list xml:id="list2176076726" text:continue-numbering="true" text:style-name="WW8Num2">
        <text:list-item>
          <text:p text:style-name="P36">Notting Hill Electronic Publishing. London. 2001. Video graphics utilising 4 projectors for Saatchi &amp; Saatchi. VJing for an ATI graphics card launch.</text:p>
        </text:list-item>
      </text:list>
      <text:p text:style-name="P23"/>
      <text:list xml:id="list1410662467" text:continue-numbering="true" text:style-name="WW8Num2">
        <text:list-item>
          <text:p text:style-name="P41">TS2k <text:span text:style-name="T43">&amp; Antersite</text:span>. London. 1999-200<text:span text:style-name="T43">5</text:span>. Creation of websites including DTI – PAT15, <text:span text:style-name="T43">David Morris, Antersite &amp; TS2k</text:span>. Facilitating cours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Helvetica" svg:font-family="Helvetica, Arial" style:font-family-generic="swiss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fo:keep-together="auto" fo:orphans="0" fo:widows="0" fo:hyphenation-ladder-count="no-limit" style:page-number="auto" fo:keep-with-next="auto" style:text-autospace="none" style:punctuation-wrap="simple" style:vertical-align="baseline" style:writing-mode="lr-tb"/>
      <style:text-properties style:use-window-font-color="true" style:font-name="Times New Roman" fo:font-size="10pt" fo:language="en" fo:country="GB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Bookman Old Style" style:font-name-complex="Bookman Old Styl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keep-with-next="always">
        <style:tab-stops>
          <style:tab-stop style:position="2.54cm"/>
        </style:tab-stops>
      </style:paragraph-properties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Tahoma1" style:font-size-asian="18pt" style:font-weight-asian="bold" style:font-name-complex="Tahoma1" style:font-size-complex="18pt" style:font-weight-complex="bold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1" style:font-name-complex="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8Num1z0" style:family="text">
      <style:text-properties style:font-name="Symbol" style:font-name-complex="Symbol"/>
    </style:style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font-size="10pt" style:text-underline-style="solid" style:text-underline-width="auto" style:text-underline-color="font-color" style:font-size-asian="10pt" style:font-size-complex="10pt"/>
    </style:style>
    <style:style style:name="body1" style:family="text" style:parent-style-name="Default_20_Paragraph_20_Font">
      <style:text-properties fo:color="#000000" style:font-name="Verdana" fo:font-size="9pt" style:font-size-asian="9pt" style:font-name-complex="Verdana" style:font-size-complex="9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>
          <style:list-level-label-alignment text:label-followed-by="listtab" text:list-tab-stop-position="1.524cm" fo:text-indent="-0.254cm" fo:margin-left="1.524c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7" style:num-suffix=")" style:num-format="i">
        <style:list-level-properties text:list-level-position-and-space-mode="label-alignment">
          <style:list-level-label-alignment text:label-followed-by="listtab" text:list-tab-stop-position="2.286cm" fo:text-indent="-0.508cm" fo:margin-left="2.286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outline-level-style>
      <text:outline-level-style text:level="9" style:num-suffix="." style:num-format="i">
        <style:list-level-properties text:list-level-position-and-space-mode="label-alignment">
          <style:list-level-label-alignment text:label-followed-by="listtab" text:list-tab-stop-position="2.794cm" fo:text-indent="-0.25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5cm" fo:text-indent="-0.635cm" fo:margin-left="1.275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3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0.693cm" fo:margin-bottom="0.489cm" fo:margin-left="2.164cm" fo:margin-right="2.07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002cm" fo:margin-bottom="1cm" fo:margin-left="2.251cm" fo:margin-right="2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iki Sehmi - CV</dc:title>
    <meta:initial-creator>Niki Sehmi</meta:initial-creator>
    <meta:creation-date>2007-03-10T10:04:00</meta:creation-date>
    <dc:date>2013-10-04T15:28:00</dc:date>
    <meta:print-date>2008-09-28T14:33:00</meta:print-date>
    <meta:editing-cycles>475</meta:editing-cycles>
    <meta:editing-duration>P5DT7H10M3S</meta:editing-duration>
    <meta:generator>LibreOffice/4.0.5.2$MacOSX_x86 LibreOffice_project/5464147a081647a250913f19c0715bca595af2f</meta:generator>
    <meta:document-statistic meta:table-count="0" meta:image-count="9" meta:object-count="0" meta:page-count="2" meta:paragraph-count="73" meta:word-count="740" meta:character-count="5169" meta:non-whitespace-character-count="4515"/>
  </office:meta>
</office:document-meta>
</file>